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Text_20_body">
      <style:text-properties style:font-name="DejaVu Sans Mono" fo:font-size="20pt" officeooo:rsid="000caa2d" officeooo:paragraph-rsid="000e13f2" style:font-size-asian="20pt" style:font-size-complex="20pt"/>
    </style:style>
    <style:style style:name="P2" style:family="paragraph" style:parent-style-name="Text_20_body">
      <style:text-properties style:font-name="DejaVu Sans Mono" fo:font-size="20pt" officeooo:rsid="00099bc5" officeooo:paragraph-rsid="000b5f0a" style:font-size-asian="20pt" style:font-size-complex="20pt"/>
    </style:style>
    <style:style style:name="P3" style:family="paragraph" style:parent-style-name="Text_20_body">
      <style:text-properties style:font-name="DejaVu Sans Mono" fo:font-size="14pt" officeooo:rsid="00099bc5" officeooo:paragraph-rsid="000b5f0a" style:font-size-asian="14pt" style:font-size-complex="14pt"/>
    </style:style>
    <style:style style:name="P4" style:family="paragraph">
      <style:paragraph-properties fo:text-align="start"/>
      <style:text-properties style:text-line-through-style="none" style:text-line-through-type="none" fo:font-family="'DejaVu Sans Mono'" style:font-style-name="Book" style:font-family-generic="modern" fo:font-size="14pt" fo:font-style="normal" style:text-underline-style="none"/>
    </style:style>
    <style:style style:name="P5" style:family="paragraph" style:parent-style-name="Text_20_body">
      <style:text-properties style:font-name="DejaVu Sans Mono" fo:font-size="14pt" style:font-size-asian="14pt" style:font-size-complex="14pt"/>
    </style:style>
    <style:style style:name="P6" style:family="paragraph" style:parent-style-name="Text_20_body">
      <style:text-properties style:font-name="DejaVu Sans Mono" fo:font-size="14pt" officeooo:paragraph-rsid="000b5f0a" style:font-size-asian="14pt" style:font-size-complex="14pt"/>
    </style:style>
    <style:style style:name="P7" style:family="paragraph" style:parent-style-name="Text_20_body">
      <style:text-properties style:font-name="DejaVu Sans Mono" fo:font-size="14pt" officeooo:paragraph-rsid="000caa2d" style:font-size-asian="14pt" style:font-size-complex="14pt"/>
    </style:style>
    <style:style style:name="P8" style:family="paragraph" style:parent-style-name="Standard">
      <style:text-properties style:font-name="DejaVu Sans Mono" fo:font-size="20pt" officeooo:rsid="00099bc5" officeooo:paragraph-rsid="00099bc5" style:font-size-asian="20pt" style:font-size-complex="20pt"/>
    </style:style>
    <style:style style:name="P9" style:family="paragraph" style:parent-style-name="Standard">
      <style:text-properties style:font-name="DejaVu Sans Mono" fo:font-size="20pt" officeooo:rsid="000caa2d" officeooo:paragraph-rsid="000caa2d" style:font-size-asian="20pt" style:font-size-complex="20pt"/>
    </style:style>
    <style:style style:name="P10" style:family="paragraph" style:parent-style-name="Standard">
      <style:text-properties style:font-name="DejaVu Sans Mono" fo:font-size="20pt" officeooo:rsid="000e13f2" officeooo:paragraph-rsid="000e13f2" style:font-size-asian="20pt" style:font-size-complex="20pt"/>
    </style:style>
    <style:style style:name="T1" style:family="text">
      <style:text-properties officeooo:rsid="000caa2d"/>
    </style: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area form:name="Text Box 1" form:control-implementation="ooo:com.sun.star.form.component.TextField" xml:id="control1" form:id="control1" form:current-value="Party X" form:value="Party X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2" form:id="control2" form:current-value="Party Y" form:value="Party Y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3" form:id="control3" form:current-value="[Schedule]" form:value="[Schedule]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4" form:id="control4" form:current-value="[Schedule]" form:value="[Schedule]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5" form:id="control5" form:current-value="[Term]" form:value="[Term]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6" form:id="control6" form:current-value="[Party X]" form:value="[Party X]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7" form:id="control7" form:current-value="[Guaranty]" form:value="[Guaranty]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8" form:id="control8" form:current-value="[Guaranty]" form:value="[Guaranty]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9" form:id="control9" form:current-value="[Party X]" form:value="[Party X]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10" form:id="control10" form:current-value="[Party Y]" form:value="[Party Y]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11" form:id="control11" form:current-value="[All parties sign]" form:value="[All parties sign]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ic King of Kings Contract </text:p>
      <text:p text:style-name="P1">(non legally binding)</text:p>
      <text:p text:style-name="P2"/>
      <text:p text:style-name="P3"><draw:control text:anchor-type="as-char" svg:y="-0.2909in" draw:z-index="0" draw:name="Control 1" draw:style-name="gr1" draw:text-style-name="P4" svg:width="2.8461in" svg:height="0.387in" draw:control="control1"/><text:s/>will serve <draw:control text:anchor-type="as-char" svg:y="-0.2909in" draw:z-index="1" draw:name="Control 2" draw:style-name="gr1" draw:text-style-name="P4" svg:width="2.8461in" svg:height="0.387in" draw:control="control2"/><text:s/>during <draw:control text:anchor-type="as-char" svg:y="-0.2909in" draw:z-index="2" draw:name="Control 3" draw:style-name="gr1" draw:text-style-name="P4" svg:width="2.8461in" svg:height="0.387in" draw:control="control3"/><text:s/>and Y will serve X during <draw:control text:anchor-type="as-char" svg:y="-0.2909in" draw:z-index="3" draw:name="Control 4" draw:style-name="gr1" draw:text-style-name="P4" svg:width="2.8461in" svg:height="0.387in" draw:control="control4"/>. This agreement for both parties will extend until <draw:control text:anchor-type="as-char" svg:y="-0.2909in" draw:z-index="4" draw:name="Control 5" draw:style-name="gr1" draw:text-style-name="P4" svg:width="2.8461in" svg:height="0.387in" draw:control="control5"/>.</text:p>
      <text:p text:style-name="P5"/>
      <text:p text:style-name="P6">It is agreed that <draw:control text:anchor-type="as-char" svg:y="-0.2909in" draw:z-index="5" draw:name="Control 6" draw:style-name="gr1" draw:text-style-name="P4" svg:width="2.8461in" svg:height="0.387in" draw:control="control6"/><text:s/>will <draw:control text:anchor-type="as-char" svg:y="-0.2909in" draw:z-index="6" draw:name="Control 7" draw:style-name="gr1" draw:text-style-name="P4" svg:width="2.8461in" svg:height="0.387in" draw:control="control7"/><text:s/>if they refuse to perform their duty as a servant and Y will <draw:control text:anchor-type="as-char" svg:y="-0.2909in" draw:z-index="7" draw:name="Control 8" draw:style-name="gr1" draw:text-style-name="P4" svg:width="2.8461in" svg:height="0.387in" draw:control="control8"/><text:s/>if they refuse to perform their duty as a servant.</text:p>
      <text:p text:style-name="P5"/>
      <text:p text:style-name="P7"><draw:control text:anchor-type="as-char" svg:y="-0.2909in" draw:z-index="8" draw:name="Control 9" draw:style-name="gr1" draw:text-style-name="P4" svg:width="2.8461in" svg:height="0.387in" draw:control="control9"/><text:s/>and <draw:control text:anchor-type="as-char" svg:y="-0.2909in" draw:z-index="9" draw:name="Control 10" draw:style-name="gr1" draw:text-style-name="P4" svg:width="2.8461in" svg:height="0.387in" draw:control="control10"/><text:s/>both agree to respect each others sovereignty <text:span text:style-name="T1">and dignity </text:span>weather they are to serve or being served. <text:span text:style-name="T1">Neither can command the other to do something they are strongly against.</text:span></text:p>
      <text:p text:style-name="P8"/>
      <text:p text:style-name="P9">Signatures| <draw:control text:anchor-type="as-char" svg:y="-0.2909in" draw:z-index="10" draw:name="Control 11" draw:style-name="gr1" draw:text-style-name="P4" svg:width="2.8461in" svg:height="0.387in" draw:control="control11"/></text:p>
      <text:p text:style-name="P9"/>
      <text:p text:style-name="P9"/>
      <text:p text:style-name="P9"/>
      <text:p text:style-name="P10">With God as your witnes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8T14:52:48.514302786</meta:creation-date>
    <dc:date>2025-10-08T15:40:23.958738003</dc:date>
    <meta:editing-duration>PT1M53S</meta:editing-duration>
    <meta:editing-cycles>1</meta:editing-cycles>
    <meta:document-statistic meta:table-count="0" meta:image-count="0" meta:object-count="0" meta:page-count="1" meta:paragraph-count="7" meta:word-count="91" meta:character-count="502" meta:non-whitespace-character-count="408"/>
    <meta:generator>LibreOffice/24.8.7.2$Linux_X86_64 LibreOffice_project/480$Build-2</meta:generator>
  </office:meta>
</office:document-meta>
</file>